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870*"/>
    </style:style>
    <style:style style:name="Table2.B" style:family="table-column">
      <style:table-column-properties style:column-width="0.7917in" style:rel-column-width="1140*"/>
    </style:style>
    <style:style style:name="Table2.C" style:family="table-column">
      <style:table-column-properties style:column-width="1.5in" style:rel-column-width="2160*"/>
    </style:style>
    <style:style style:name="Table2.D" style:family="table-column">
      <style:table-column-properties style:column-width="1.4875in" style:rel-column-width="2142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8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39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1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2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3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4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5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7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8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49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2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3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4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5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6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7" style:family="paragraph" style:parent-style-name="Heading_20_3">
      <style:paragraph-properties fo:text-align="justify" style:justify-single-word="false"/>
      <style:text-properties style:font-name="Times new roman"/>
    </style:style>
    <style:style style:name="P58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59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0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1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8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81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82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3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4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5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6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7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9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90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91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92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3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4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5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7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8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9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100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101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102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3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T15" style:family="text">
      <style:text-properties fo:color="#c9211e" loext:opacity="100%"/>
    </style:style>
    <style:style style:name="T16" style:family="text">
      <style:text-properties fo:font-size="18pt" style:font-size-asian="18pt" style:font-name-complex="Times New Roman1" style:font-size-complex="14pt"/>
    </style:style>
    <style:style style:name="T17" style:family="text">
      <style:text-properties fo:font-size="18pt" fo:language="en" fo:country="US" style:font-size-asian="18pt" style:font-name-complex="Times New Roman1" style:font-size-complex="14pt"/>
    </style:style>
    <style:style style:name="T18" style:family="text">
      <style:text-properties style:font-name-complex="Times New Roman1"/>
    </style:style>
    <style:style style:name="T19" style:family="text">
      <style:text-properties fo:font-size="14pt" style:font-size-asian="14pt" style:font-name-complex="Times New Roman1"/>
    </style:style>
    <style:style style:name="T20" style:family="text">
      <style:text-properties fo:font-size="14pt" style:font-size-asian="14pt" style:font-name-complex="Times New Roman1" style:font-size-complex="14pt"/>
    </style:style>
    <style:style style:name="T21" style:family="text">
      <style:text-properties fo:font-size="14pt" fo:language="en" fo:country="US" style:font-size-asian="14pt" style:font-name-complex="Times New Roman1"/>
    </style:style>
    <style:style style:name="T22" style:family="text">
      <style:text-properties fo:font-size="14pt" fo:language="en" fo:country="US" style:font-size-asian="14pt" style:font-name-complex="Times New Roman1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4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6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Times new roman" fo:font-size="14pt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План развития.</text:p>
      <text:p text:style-name="P18"><text:span text:style-name="T16">Процессорное устройство </text:span><text:span text:style-name="T17">SMP</text:span><text:span text:style-name="T16">(</text:span><text:span text:style-name="T17">Simple</text:span><text:span text:style-name="T16"> </text:span><text:span text:style-name="T17">MultiProcessor</text:span><text:span text:style-name="T16">).</text:span></text:p>
      <text:list xml:id="list8501333239465230676" text:style-name="WWNum4">
        <text:list-item>
          <text:p text:style-name="P68"><text:span text:style-name="T16">Модель многоядерного процессора.(</text:span><text:span text:style-name="T17">Verilog</text:span><text:span text:style-name="T16">/</text:span><text:span text:style-name="T17">System</text:span><text:span text:style-name="T16"> </text:span><text:span text:style-name="T17">Verilog</text:span><text:span text:style-name="T16">)</text:span></text:p>
        </text:list-item>
        <text:list-item>
          <text:p text:style-name="P68"><text:span text:style-name="T16">Ассемблер. (</text:span><text:span text:style-name="T17">C</text:span><text:span text:style-name="T16">++)</text:span></text:p>
        </text:list-item>
        <text:list-item>
          <text:p text:style-name="P83">Компилятор с языка высокого уровня. (С++)</text:p>
        </text:list-item>
        <text:list-item>
          <text:p text:style-name="P83">Эмулятор. (С++)</text:p>
        </text:list-item>
      </text:list>
      <text:list xml:id="list2867526013591143561" text:style-name="WWNum19">
        <text:list-item>
          <text:p text:style-name="P99">(В скобках указаны технологии реализации)</text:p>
        </text:list-item>
      </text:list>
      <text:h text:style-name="P8" text:outline-level="1"><text:span text:style-name="T6">Verilog</text:span><text:span text:style-name="T18">-модель многоядерного процессора</text:span><text:bookmark text:name="_GoBack"/><text:span text:style-name="T18">.</text:span></text:h>
      <text:p text:style-name="P20"><text:tab/></text:p>
      <text:p text:style-name="P31">Этапы разработки</text:p>
      <text:list xml:id="list7885738225470430476" text:style-name="WWNum6">
        <text:list-item>
          <text:p text:style-name="P69"><text:span text:style-name="T20">Разработка </text:span><text:span text:style-name="T22">ISA.</text:span></text:p>
        </text:list-item>
        <text:list-item>
          <text:p text:style-name="P84">Разработка Микроархитектуры вычислительного ядра.</text:p>
        </text:list-item>
        <text:list-item>
          <text:p text:style-name="P84">Разработка Модели взаимодействия ядер между собой и памятью.</text:p>
        </text:list-item>
        <text:list-item>
          <text:p text:style-name="P69"><text:span text:style-name="T20">Разработка и верификация </text:span><text:span text:style-name="T22">Verilog</text:span><text:span text:style-name="T20">-модели.</text:span></text:p>
        </text:list-item>
      </text:list>
      <text:h text:style-name="P9" text:outline-level="1">Ассемблер.</text:h>
      <text:p text:style-name="P20"/>
      <text:p text:style-name="P32"><text:span text:style-name="T20">Ассемблер для архитектуры </text:span><text:span text:style-name="T22">SMP</text:span><text:span text:style-name="T20">, предполагается реализовывать на ЯП </text:span><text:span text:style-name="T22">C</text:span><text:span text:style-name="T20">++. Ассемблирование должно происходить в 2 этапа:</text:span></text:p>
      <text:list xml:id="list4337665906374567743" text:style-name="WWNum11">
        <text:list-item>
          <text:p text:style-name="P85">Препроцессинг</text:p>
          <text:list>
            <text:list-item>
              <text:p text:style-name="P70"><text:span text:style-name="T20">Разрешение директив</text:span><text:span text:style-name="T22"> #define</text:span><text:span text:style-name="T20">.</text:span></text:p>
            </text:list-item>
            <text:list-item>
              <text:p text:style-name="P70"><text:span text:style-name="T20">Подстановка файлов из директив #</text:span><text:span text:style-name="T22">include</text:span><text:span text:style-name="T20">.</text:span></text:p>
            </text:list-item>
            <text:list-item>
              <text:p text:style-name="P85">Замена всех меток на непосредственные адреса.</text:p>
            </text:list-item>
          </text:list>
        </text:list-item>
        <text:list-item>
          <text:p text:style-name="P85">Кодогенерация</text:p>
          <text:list>
            <text:list-item>
              <text:p text:style-name="P85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20"/>
      <text:p text:style-name="P32"><text:span text:style-name="T20">Компилятор должен переводить код с языка высокого уровня на язык ассемблера </text:span><text:span text:style-name="T22">SMP</text:span><text:span text:style-name="T20">. (</text:span><text:span text:style-name="T22">Pascal</text:span><text:span text:style-name="T20">, </text:span><text:span text:style-name="T22">Oberon</text:span><text:span text:style-name="T20">, </text:span><text:span text:style-name="T22">Python</text:span><text:span text:style-name="T20">).</text:span></text:p>
      <text:p text:style-name="P31"/>
      <text:h text:style-name="P8" text:outline-level="1"><text:span text:style-name="T6">ISA</text:span><text:span text:style-name="T18">.</text:span></text:h>
      <text:p text:style-name="P20"/>
      <text:p text:style-name="P32"><text:span text:style-name="T22">ISA</text:span><text:span text:style-name="T20"> </text:span><text:span text:style-name="T22">SMP</text:span><text:span text:style-name="T20"> должна базироваться на </text:span><text:span text:style-name="T22">ARM</text:span><text:span text:style-name="T20">|</text:span><text:span text:style-name="T22">MIPS</text:span><text:span text:style-name="T20">. Но она должна содержать специальные команды для управлением </text:span><text:span text:style-name="T22">L</text:span><text:span text:style-name="T20">1</text:span><text:span text:style-name="T22">C</text:span><text:span text:style-name="T20">$, </text:span><text:span text:style-name="T22">L</text:span><text:span text:style-name="T20">1</text:span><text:span text:style-name="T22">D</text:span><text:span text:style-name="T20">$, а также для взаимодействия ядер.</text:span></text:p>
      <text:p text:style-name="P32"><text:span text:style-name="T20">Адресация памяти: по 2</text:span><text:span text:style-name="T22">xC</text:span><text:span text:style-name="T20">ловам (64 бита).</text:span></text:p>
      <text:p text:style-name="P20"/>
      <text:h text:style-name="P13" text:outline-level="2">Регистры</text:h>
      <text:p text:style-name="P31"/>
      <text:p text:style-name="P31">Набор регистров:</text:p>
      <text:p text:style-name="P31">Регистры общего назначения:</text:p>
      <text:p text:style-name="P32"><text:span text:style-name="T22">R</text:span><text:span text:style-name="T20">0 – </text:span><text:span text:style-name="T22">R</text:span><text:span text:style-name="T20">63 ; 64х разрядные регистры общего назначения.</text:span></text:p>
      <text:p text:style-name="P33">Регистр R0 — всегда равен 0, запись в него возможна, но она не меняет <text:tab/>состояние этого регистра.</text:p>
      <text:p text:style-name="P32"><text:span text:style-name="T22">PC</text:span><text:span text:style-name="T20">; Указатель текущей инструкции</text:span></text:p>
      <text:p text:style-name="P32"><text:span text:style-name="T22">FLR</text:span><text:span text:style-name="T20"> ; 64х разрядный регистр флагов. </text:span></text:p>
      <text:p text:style-name="P61"><text:span text:style-name="T29">[0] – </text:span><text:span text:style-name="T30">Invalid</text:span><text:span text:style-name="T29"> </text:span><text:span text:style-name="T30">Value<text:tab/><text:tab/><text:tab/><text:tab/><text:tab/><text:tab/><text:tab/><text:tab/><text:tab/><text:tab/><text:tab/><text:tab/></text:span><text:span text:style-name="T29">[1] – </text:span><text:span text:style-name="T30">N</text:span><text:span text:style-name="T29"> – отрицательный результат<text:tab/><text:tab/><text:tab/><text:tab/><text:tab/><text:tab/><text:tab/><text:tab/><text:tab/>[2] – </text:span><text:span text:style-name="T30">Z</text:span><text:span text:style-name="T29"> – нулевой результат<text:tab/><text:tab/><text:tab/><text:tab/><text:tab/><text:tab/><text:tab/><text:tab/><text:tab/><text:tab/><text:tab/>[3] – </text:span><text:span text:style-name="T30">C</text:span><text:span text:style-name="T29"> – перенос<text:tab/><text:tab/><text:tab/><text:tab/><text:tab/><text:tab/><text:tab/><text:tab/><text:tab/><text:tab/><text:tab/><text:tab/>[4] – </text:span><text:span text:style-name="T30">V</text:span><text:span text:style-name="T29"> – переполнение<text:tab/><text:tab/><text:tab/><text:tab/><text:tab/><text:tab/><text:tab/><text:tab/><text:tab/><text:tab/><text:tab/>[5] – </text:span><text:span text:style-name="T30">Master</text:span><text:span text:style-name="T29"> </text:span><text:span text:style-name="T30">Core</text:span><text:span text:style-name="T29"> – исполнение на </text:span><text:span text:style-name="T30">Master</text:span><text:span text:style-name="T29"> </text:span><text:span text:style-name="T30">core</text:span><text:span text:style-name="T29">.<text:tab/><text:tab/><text:tab/><text:tab/><text:tab/><text:tab/><text:tab/></text:span><text:span text:style-name="T30">[6] – </text:span><text:span text:style-name="T29">Признак обработчика исключения<text:tab/><text:tab/><text:tab/><text:tab/><text:tab/><text:tab/><text:tab/><text:tab/><text:tab/></text:span><text:span text:style-name="T13">[7] — Флаг блокировки прерываний<text:tab/><text:tab/><text:tab/><text:tab/><text:tab/><text:tab/><text:tab/><text:tab/><text:tab/></text:span><text:span text:style-name="T29">[8-63] – </text:span><text:span text:style-name="T30">reserved</text:span></text:p>
      <text:p text:style-name="P32"><text:soft-page-break/><text:span text:style-name="T24">INR</text:span><text:span text:style-name="T20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2"><text:span text:style-name="T20">Существует команда (</text:span><text:span text:style-name="T22">INT</text:span><text:span text:style-name="T20">) установки программных прерываний, т.е инструкция устанавливает соответствующий бит в </text:span><text:span text:style-name="T22">INR</text:span><text:span text:style-name="T20">, а на следующем такте уже </text:span><text:span text:style-name="T20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2">R</text:span><text:span text:style-name="T20">1.</text:span></text:p>
      <text:p text:style-name="P32"><text:span text:style-name="T20">Адреса обработчиков хранятся в регистрах </text:span><text:span text:style-name="T22">IAD</text:span><text:span text:style-name="T20">0 – </text:span><text:span text:style-name="T22">IAD</text:span><text:span text:style-name="T20">63, это 56-битные регистры, доступные для записи специальной командой(</text:span><text:span text:style-name="T22">SIN</text:span><text:span text:style-name="T20">).</text:span></text:p>
      <text:p text:style-name="P31"/>
      <text:h text:style-name="P13" text:outline-level="2">Набор команд.</text:h>
      <text:p text:style-name="P20"/>
      <text:p text:style-name="P32"><text:span text:style-name="T20">Все инструкции имеют условное исполнение, в зависимости от флагов. Все арифметические команды могут влиять на флаги в регистре </text:span><text:span text:style-name="T22">FLR</text:span><text:span text:style-name="T20">. Инструкции, так-же имеют возможность не влиять на регистр флагов. </text:span><text:span text:style-name="T22">SIMD </text:span><text:span text:style-name="T20">инструкции на регистр флагов не влияют.</text:span></text:p>
      <text:list xml:id="list661592153" text:continue-list="list2867526013591143561" text:style-name="WWNum19">
        <text:list-header>
          <text:p text:style-name="P100"><text:span text:style-name="T20">1<text:tab/></text:span><text:span text:style-name="T20">Арифметические команды: </text:span><text:span text:style-name="T22">sizeof</text:span><text:span text:style-name="T20">(</text:span><text:span text:style-name="T22">imm</text:span><text:span text:style-name="T20">) = 32бит.</text:span></text:p>
          <text:list>
            <text:list-item>
              <text:p text:style-name="P71"><text:span text:style-name="T20"><text:s/><text:tab/></text:span><text:span text:style-name="T22">AND<text:tab/><text:tab/>Rd, Rn, Rm/imm</text:span></text:p>
            </text:list-item>
            <text:list-item>
              <text:p text:style-name="P71"><text:span text:style-name="T22"><text:s/><text:tab/>EOR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/text:p>
            </text:list-item>
            <text:list-item>
              <text:p text:style-name="P71"><text:span text:style-name="T20"><text:s/><text:tab/></text:span><text:span text:style-name="T22">ORR</text:span><text:span text:style-name="T20">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/text:p>
            </text:list-item>
            <text:list-item>
              <text:p text:style-name="P71"><text:span text:style-name="T20"><text:s/><text:tab/></text:span><text:span text:style-name="T22">TST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Всегда влияет </text:span><text:span text:style-name="T22">FLR</text:span></text:p>
            </text:list-item>
            <text:list-item>
              <text:p text:style-name="P71"><text:span text:style-name="T20"><text:s/><text:tab/></text:span><text:span text:style-name="T22">TEQ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Всегда влияет </text:span><text:span text:style-name="T22">FLR</text:span></text:p>
            </text:list-item>
            <text:list-item>
              <text:p text:style-name="P71"><text:span text:style-name="T20"><text:s/><text:tab/></text:span><text:span text:style-name="T22">CMP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Всегда влияет </text:span><text:span text:style-name="T22">FLR</text:span></text:p>
            </text:list-item>
            <text:list-item>
              <text:p text:style-name="P71"><text:span text:style-name="T20"><text:s/><text:tab/></text:span><text:span text:style-name="T22">CMN <text:tab/>Rd, Rn, Rm/imm – Всегда влияет FLR</text:span></text:p>
            </text:list-item>
            <text:list-item>
              <text:p text:style-name="P71"><text:span text:style-name="T22"><text:s/><text:tab/>ADD </text:span><text:span text:style-name="T20"><text:tab/></text:span><text:span text:style-name="T22"><text:tab/>Rd, Rn, Rm/imm</text:span></text:p>
            </text:list-item>
            <text:list-item>
              <text:p text:style-name="P91"><text:s/><text:tab/>SUB <text:tab/><text:tab/>Rd, Rn, Rm/imm</text:p>
            </text:list-item>
            <text:list-item>
              <text:p text:style-name="P91">ADC<text:tab/><text:tab/>Rd, Rn, Rm/imm</text:p>
            </text:list-item>
            <text:list-item>
              <text:p text:style-name="P71"><text:span text:style-name="T22">RSB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- инвертированное вычитание с переносом</text:span></text:p>
            </text:list-item>
            <text:list-item>
              <text:p text:style-name="P71"><text:span text:style-name="T22">SBC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- инвертированное вычитание </text:span></text:p>
            </text:list-item>
            <text:list-item>
              <text:p text:style-name="P71"><text:span text:style-name="T22">MVN</text:span><text:span text:style-name="T20"> 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поразрядное НЕ</text:span></text:p>
            </text:list-item>
            <text:list-item>
              <text:p text:style-name="P91"><text:soft-page-break/>LSL <text:tab/><text:tab/>Rd, Rn, Rm/imm</text:p>
            </text:list-item>
            <text:list-item>
              <text:p text:style-name="P91">LSR <text:tab/><text:tab/>Rd, Rn, Rm/imm</text:p>
            </text:list-item>
            <text:list-item>
              <text:p text:style-name="P91">ASR <text:tab/><text:tab/>Rd, Rn, Rm/imm</text:p>
            </text:list-item>
            <text:list-item>
              <text:p text:style-name="P91">RRX<text:tab/><text:tab/>Rd, Rn, Rm/imm</text:p>
            </text:list-item>
            <text:list-item>
              <text:p text:style-name="P91">ROR <text:tab/><text:tab/>Rd, Rn, Rm/imm</text:p>
            </text:list-item>
            <text:list-item>
              <text:p text:style-name="P71"><text:span text:style-name="T22">BSWP</text:span><text:span text:style-name="T20"> <text:tab/></text:span><text:span text:style-name="T22">Rd</text:span><text:span text:style-name="T20"><text:tab/>;Изменение порядка байт в двойном слове из </text:span><text:span text:style-name="T22">Rd</text:span><text:span text:style-name="T20">, на противоположный; </text:span><text:span text:style-name="T20">Никогда </text:span><text:span text:style-name="T20">Н</text:span><text:span text:style-name="T20">Е</text:span><text:span text:style-name="T20"> влияет на регистр флагов.</text:span></text:p>
            </text:list-item>
            <text:list-item>
              <text:p text:style-name="P71"><text:span text:style-name="T22">SWR</text:span><text:span text:style-name="T20"> <text:tab/><text:tab/></text:span><text:span text:style-name="T22">Rd</text:span><text:span text:style-name="T20">, </text:span><text:span text:style-name="T22">Rn</text:span><text:span text:style-name="T20"><text:tab/>;Обмен значений регистров</text:span><text:span text:style-name="T20">; Никогда НЕ влияет на регистр флагов</text:span></text:p>
            </text:list-item>
          </text:list>
          <text:p text:style-name="P101"><text:span text:style-name="T1">SIMD </text:span><text:span text:style-name="T2">Инструкции.</text:span></text:p>
          <text:list text:continue-numbering="true">
            <text:list-item>
              <text:p text:style-name="P71"><text:span text:style-name="T22">UADDP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Беззнаковое сложение упакованных байт.</text:span></text:p>
            </text:list-item>
            <text:list-item>
              <text:p text:style-name="P71"><text:span text:style-name="T22">UADDP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Беззнаковое сложение упакованных полуслов.</text:span></text:p>
            </text:list-item>
            <text:list-item>
              <text:p text:style-name="P71"><text:span text:style-name="T22">UADDPW</text:span><text:span text:style-name="T20"> 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Беззнаковое сложение упакованных слов.</text:span></text:p>
            </text:list-item>
            <text:list-item>
              <text:p text:style-name="P71"><text:span text:style-name="T22">SADDP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Знаковое сложение упакованных байт.</text:span></text:p>
            </text:list-item>
            <text:list-item>
              <text:p text:style-name="P71"><text:span text:style-name="T22">SADDP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Знаковое сложение упакованных полуслов.</text:span></text:p>
            </text:list-item>
            <text:list-item>
              <text:p text:style-name="P94"><text:span text:style-name="T22">SADDPW</text:span><text:span text:style-name="T20"> 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Знаковое сложение упакованных слов.</text:span></text:p>
            </text:list-item>
            <text:list-item>
              <text:p text:style-name="P71"><text:span text:style-name="T22">VUADD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Беззнаковое сложение упакованных байт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8.</text:span></text:p>
            </text:list-item>
            <text:list-item>
              <text:p text:style-name="P71"><text:span text:style-name="T22">VUADD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Беззнаковое сложение упакованных полуслов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16.</text:span></text:p>
            </text:list-item>
            <text:list-item>
              <text:p text:style-name="P71"><text:span text:style-name="T22">VSADD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Знаковое сложение упакованных байт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8.</text:span></text:p>
            </text:list-item>
            <text:list-item>
              <text:p text:style-name="P71"><text:span text:style-name="T22">VSADD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Знаковое сложение упакованных б полуслов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16.</text:span></text:p>
            </text:list-item>
          </text:list>
        </text:list-header>
        <text:list-item>
          <text:p text:style-name="P86">Команды умножения</text:p>
          <text:list>
            <text:list-item>
              <text:p text:style-name="P71"><text:span text:style-name="T20"><text:s/><text:tab/></text:span><text:span text:style-name="T22">MUL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; беззнаковое умножение</text:span></text:p>
            </text:list-item>
            <text:list-item>
              <text:p text:style-name="P71"><text:span text:style-name="T20"><text:s/><text:tab/></text:span><text:span text:style-name="T22">MLA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a</text:span><text:span text:style-name="T20"> <text:tab/><text:tab/>;(</text:span><text:span text:style-name="T22">Rd</text:span><text:span text:style-name="T20"> &lt;- (</text:span><text:span text:style-name="T22">Rn</text:span><text:span text:style-name="T20"> * </text:span><text:span text:style-name="T22">Rm</text:span><text:span text:style-name="T20">) + </text:span><text:span text:style-name="T22">Ra</text:span><text:span text:style-name="T20">) беззнаковое умножение с накоплением.</text:span></text:p>
            </text:list-item>
            <text:list-item>
              <text:p text:style-name="P71"><text:soft-page-break/><text:span text:style-name="T20"><text:s/><text:tab/></text:span><text:span text:style-name="T22">UMULL <text:tab/>Rd, Rn, Rm, Ra <text:tab/>;({Rd,Ra} &lt;- (Rn * Rm))</text:span></text:p>
            </text:list-item>
            <text:list-item>
              <text:p text:style-name="P91"><text:s/><text:tab/>UMLAL <text:tab/>Rd, Rn, Rm, Ra<text:tab/>;({Rd,Ra} &lt;- (Rn * Rm) + {Rd,Ra})</text:p>
            </text:list-item>
            <text:list-item>
              <text:p text:style-name="P91"><text:s/><text:tab/>SMULL <text:tab/>Rd, Rn, Rm, Ra</text:p>
            </text:list-item>
            <text:list-item>
              <text:p text:style-name="P91"><text:s/><text:tab/>SMLAL <text:tab/>Rd, Rn, Rm, Ra</text:p>
            </text:list-item>
          </text:list>
        </text:list-item>
        <text:list-item>
          <text:p text:style-name="P71"><text:span text:style-name="T20">Команды</text:span><text:span text:style-name="T22"> </text:span><text:span text:style-name="T20">доступа</text:span><text:span text:style-name="T22"> </text:span><text:span text:style-name="T20">в</text:span><text:span text:style-name="T22"> </text:span><text:span text:style-name="T20">память</text:span></text:p>
          <text:list>
            <text:list-item>
              <text:p text:style-name="P91"><text:s/><text:tab/>STR <text:tab/><text:tab/>Rd, [Rn, Scale, Offset]; Rd -&gt; Mem[Rn*Scale +Offset]</text:p>
            </text:list-item>
            <text:list-item>
              <text:p text:style-name="P91"><text:s/><text:tab/>LDR <text:tab/><text:tab/>Rd, [Rn, Scale, Offset]; Rd &lt;- Mem[Rn*Scale +Offset]</text:p>
            </text:list-item>
            <text:list-item>
              <text:p text:style-name="P91"><text:s/><text:tab/>STRW <text:tab/>Rd, [Rn, Scale, Offset]; Rd -&gt; word Mem[Rn*Scale +Offset]</text:p>
            </text:list-item>
            <text:list-item>
              <text:p text:style-name="P91"><text:s/><text:tab/>SRTHW<text:tab/>Rd, [Rn, Scale, Offset]; Rd → half word Mem[Rn*Scale +Offset]</text:p>
            </text:list-item>
            <text:list-item>
              <text:p text:style-name="P91"><text:s/><text:tab/>LDRW <text:tab/>Rd, [Rn, Scale, Offset]; Rd &lt;- word Mem[Rn*Scale +Offset]</text:p>
            </text:list-item>
            <text:list-item>
              <text:p text:style-name="P91"><text:s/><text:tab/>LDRHW<text:tab/>Rd, [Rn, Scale, Offset]; Rd &lt;- half word Mem[Rn*Scale +Offset]</text:p>
            </text:list-item>
            <text:list-item>
              <text:p text:style-name="P91"><text:s/><text:tab/>STRB <text:tab/>Rd, [Rn, Scale, Offset]; Rd -&gt; byte Mem[Rn*Scale +Offset]</text:p>
            </text:list-item>
            <text:list-item>
              <text:p text:style-name="P91"><text:s/><text:tab/>LDRB <text:tab/>Rd, [Rn, Scale, Offset]; Rd &lt;- byte Mem[Rn*Scale +Offset]</text:p>
            </text:list-item>
          </text:list>
        </text:list-item>
        <text:list-item>
          <text:p text:style-name="P71"><text:span text:style-name="T20">Команды</text:span><text:span text:style-name="T22"> </text:span><text:span text:style-name="T20">перехода </text:span><text:span text:style-name="T22">(imm – </text:span><text:span text:style-name="T20">32</text:span><text:span text:style-name="T22"> </text:span><text:span text:style-name="T20">бит</text:span><text:span text:style-name="T22">)</text:span></text:p>
          <text:list>
            <text:list-item>
              <text:p text:style-name="P91"><text:s/><text:tab/>BL <text:tab/><text:tab/>label<text:tab/>;R0 &lt;- (PC + 8), PC &lt;- (PC + 8) + imm &lt;&lt; 8</text:p>
            </text:list-item>
            <text:list-item>
              <text:p text:style-name="P91"><text:s/><text:tab/>BO(i/r) <text:tab/><text:tab/>label/[Rd]<text:tab/>;PC &lt;- (PC + 8) + imm &lt;&lt; 8</text:p>
            </text:list-item>
            <text:list-item>
              <text:p text:style-name="P91"><text:tab/>B(i/r) <text:tab/><text:tab/>label/[Rd]<text:tab/>;PC &lt;- Rd/(imm &lt;&lt; 8)</text:p>
            </text:list-item>
            <text:list-item>
              <text:p text:style-name="P71"><text:span text:style-name="T22"><text:s/><text:tab/>RET</text:span><text:span text:style-name="T20"> <text:tab/><text:tab/>;Возврат из подпрограммы. </text:span><text:span text:style-name="T22">PC</text:span><text:span text:style-name="T20"> &lt;- </text:span><text:span text:style-name="T22">R</text:span><text:span text:style-name="T20">0<text:tab/></text:span></text:p>
            </text:list-item>
            <text:list-item>
              <text:p text:style-name="P71"><text:span text:style-name="T20"><text:s/><text:tab/></text:span><text:span text:style-name="T22">XRET</text:span><text:span text:style-name="T20"><text:tab/>;Возврат из обработчика прерываний. </text:span><text:span text:style-name="T22">PC</text:span><text:span text:style-name="T20"> &lt;- </text:span><text:span text:style-name="T22">R</text:span><text:span text:style-name="T20">1</text:span></text:p>
            </text:list-item>
          </text:list>
        </text:list-item>
        <text:list-item>
          <text:p text:style-name="P86">Специальные команды</text:p>
          <text:list>
            <text:list-item>
              <text:p text:style-name="P71"><text:span text:style-name="T20"><text:s/><text:tab/></text:span><text:span text:style-name="T22">INSY</text:span><text:span text:style-name="T20"> <text:tab/></text:span><text:span text:style-name="T22">Rn, <text:s/></text:span><text:span text:style-name="T22">port</text:span><text:span text:style-name="T20"><text:tab/>;</text:span><text:span text:style-name="T22">port</text:span><text:span text:style-name="T20"> &lt;- </text:span><text:span text:style-name="T22">Rn</text:span><text:span text:style-name="T20">, В порт предается значение регистра, и ожидается подтверждение приема.</text:span></text:p>
            </text:list-item>
            <text:list-item>
              <text:p text:style-name="P71"><text:span text:style-name="T20"><text:s/><text:tab/></text:span><text:span text:style-name="T22">IN</text:span><text:span text:style-name="T20"> <text:tab/><text:tab/></text:span><text:span text:style-name="T22">Rn, <text:s/></text:span><text:span text:style-name="T22">port</text:span><text:span text:style-name="T20"><text:tab/>;</text:span><text:span text:style-name="T22">port</text:span><text:span text:style-name="T20"> &lt;- </text:span><text:span text:style-name="T22">Rn</text:span><text:span text:style-name="T20">, В порт предается значение регистра, и не <text:s/>ждется подтверждение</text:span></text:p>
            </text:list-item>
            <text:list-item>
              <text:p text:style-name="P71"><text:span text:style-name="T20"><text:s/><text:tab/></text:span><text:span text:style-name="T22">OUTSY</text:span><text:span text:style-name="T20"> <text:tab/></text:span><text:span text:style-name="T22">Rd</text:span><text:span text:style-name="T20">, </text:span><text:span text:style-name="T22">port</text:span><text:span text:style-name="T20"><text:tab/>;</text:span><text:span text:style-name="T22">Rd</text:span><text:span text:style-name="T20"> &lt;- </text:span><text:span text:style-name="T22">port</text:span><text:span text:style-name="T20">, Значение с порта считывается в регистр, если значения нет, то ожидается появление.</text:span></text:p>
            </text:list-item>
            <text:list-item>
              <text:p text:style-name="P71"><text:soft-page-break/><text:span text:style-name="T20"><text:s/><text:tab/></text:span><text:span text:style-name="T22">OUT</text:span><text:span text:style-name="T20"> <text:tab/><text:tab/></text:span><text:span text:style-name="T22">Rd</text:span><text:span text:style-name="T20">, </text:span><text:span text:style-name="T22">port</text:span><text:span text:style-name="T20"><text:tab/>;</text:span><text:span text:style-name="T22">Rd</text:span><text:span text:style-name="T20"> &lt;- </text:span><text:span text:style-name="T22">port</text:span><text:span text:style-name="T20">, Значение с порта считывается в регистр, если значения нет, то устанавливается флаг </text:span><text:span text:style-name="T22">Invalid</text:span><text:span text:style-name="T20"> </text:span><text:span text:style-name="T22">Value</text:span><text:span text:style-name="T20">.</text:span></text:p>
            </text:list-item>
            <text:list-item>
              <text:p text:style-name="P71"><text:span text:style-name="T20"><text:s/><text:tab/></text:span><text:span text:style-name="T22">SFL</text:span><text:span text:style-name="T20"> <text:tab/><text:tab/></text:span><text:span text:style-name="T22">Rd</text:span><text:span text:style-name="T20"><text:tab/>;Сохранить регистр флагов в </text:span><text:span text:style-name="T22">Rd</text:span></text:p>
            </text:list-item>
            <text:list-item>
              <text:p text:style-name="P71"><text:span text:style-name="T20"><text:s/><text:tab/></text:span><text:span text:style-name="T22">LFL</text:span><text:span text:style-name="T20"> <text:tab/><text:tab/></text:span><text:span text:style-name="T22">Rd</text:span><text:span text:style-name="T20"><text:tab/>;Загрузить регистр флагов из </text:span><text:span text:style-name="T22">Rd</text:span></text:p>
            </text:list-item>
            <text:list-item>
              <text:p text:style-name="P71"><text:span text:style-name="T20"><text:s/><text:tab/></text:span><text:span text:style-name="T22">SMF</text:span><text:span text:style-name="T20"> <text:tab/><text:tab/></text:span><text:span text:style-name="T22">Rn</text:span><text:span text:style-name="T20">, </text:span><text:span text:style-name="T22">Rm</text:span><text:span text:style-name="T20"><text:tab/>;Установить границы кадра памяти, доступного программе, Верхнее значение из </text:span><text:span text:style-name="T22">Rn</text:span><text:span text:style-name="T20">, нижнее из </text:span><text:span text:style-name="T22">Rm</text:span></text:p>
            </text:list-item>
            <text:list-item>
              <text:p text:style-name="P71"><text:span text:style-name="T20"><text:s/><text:tab/></text:span><text:span text:style-name="T22">SINT</text:span><text:span text:style-name="T20"> <text:tab/><text:tab/></text:span><text:span text:style-name="T22">Rn</text:span><text:span text:style-name="T20">, </text:span><text:span text:style-name="T22">Imm</text:span><text:span text:style-name="T20">; Установить адрес обработчика прерывания, номер прерывания – </text:span><text:span text:style-name="T22">imm</text:span><text:span text:style-name="T20">, адрес из </text:span><text:span text:style-name="T22">Rn</text:span></text:p>
            </text:list-item>
            <text:list-item>
              <text:p text:style-name="P71"><text:span text:style-name="T20"><text:s/><text:tab/></text:span><text:span text:style-name="T22">BINT</text:span><text:span text:style-name="T20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71"><text:span text:style-name="T22">UINT</text:span><text:span text:style-name="T20"><text:tab/></text:span><text:span text:style-name="T22"><text:tab/></text:span><text:span text:style-name="T20">;снятие блокировки прерываний.</text:span></text:p>
            </text:list-item>
          </text:list>
        </text:list-item>
      </text:list>
      <text:list xml:id="list3221606210926704145" text:style-name="WWNum24">
        <text:list-item>
          <text:list>
            <text:list-item>
              <text:p text:style-name="P72"><text:span text:style-name="T22"><text:s/>CINT</text:span><text:span text:style-name="T20"><text:tab/><text:tab/>;очистка флагов прерываний.</text:span></text:p>
            </text:list-item>
          </text:list>
        </text:list-item>
      </text:list>
      <text:list xml:id="list2372336174175653581" text:style-name="WWNum23">
        <text:list-item>
          <text:list>
            <text:list-item>
              <text:p text:style-name="P73"><text:span text:style-name="T20"><text:s/></text:span><text:span text:style-name="T22">INT</text:span><text:span text:style-name="T20"> <text:tab/><text:tab/></text:span><text:span text:style-name="T22">imm</text:span><text:span text:style-name="T20"><text:tab/>;Выставление флага в регистре Прерываний.</text:span></text:p>
            </text:list-item>
          </text:list>
        </text:list-item>
      </text:list>
      <text:p text:style-name="P41"><text:span text:style-name="T20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2">MEMEX</text:span><text:span text:style-name="T20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6"/>
      <text:p text:style-name="P28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<text:soft-page-break/>Если первый бит поля cond – условие <text:tab/>исполнения на Master-ядре.</text:p>
      <text:h text:style-name="P56" text:outline-level="3">ALU</text:h>
      <text:list xml:id="list180372188533881970" text:style-name="WWNum29">
        <text:list-item>
          <text:p text:style-name="P74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4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4"><text:span text:style-name="T19">[7:10] – </text:span><text:span text:style-name="T21">opcode</text:span><text:span text:style-name="T19"> код операции.</text:span></text:p>
        </text:list-item>
        <text:list-item>
          <text:p text:style-name="P74"><text:span text:style-name="T19">[11] <text:s/></text:span><text:span text:style-name="T21">I</text:span><text:span text:style-name="T19"> – определение типа третьего операнда.</text:span><text:span text:style-name="T19">(1-imm)</text:span></text:p>
        </text:list-item>
        <text:list-item>
          <text:p text:style-name="P87">[12] – (1-влияет )влияние на флаговый регистр</text:p>
        </text:list-item>
        <text:list-item>
          <text:p text:style-name="P74"><text:span text:style-name="T19">[13:17] – </text:span><text:span text:style-name="T21">func</text:span><text:span text:style-name="T19"> – тип операции (Таблица </text:span><text:span text:style-name="T21">3</text:span><text:span text:style-name="T19">)</text:span></text:p>
        </text:list-item>
        <text:list-item>
          <text:p text:style-name="P92">[19:24] – Rn</text:p>
        </text:list-item>
        <text:list-item>
          <text:p text:style-name="P92">[25:30] – Rd</text:p>
        </text:list-item>
      </text:list>
      <text:p text:style-name="P17"><text:span text:style-name="T19">Если</text:span><text:span text:style-name="T21"> I = 0:</text:span></text:p>
      <text:list xml:id="list802115467" text:continue-numbering="true" text:style-name="WWNum29">
        <text:list-item>
          <text:p text:style-name="P92">[31:36] –Rm/Rm1 </text:p>
        </text:list-item>
        <text:list-item>
          <text:p text:style-name="P92">[37:42] –Ra/Rm2</text:p>
        </text:list-item>
        <text:list-item>
          <text:p text:style-name="P74"><text:span text:style-name="T19">[43:58] – </text:span><text:span text:style-name="T21">imm</text:span><text:span text:style-name="T19">16 или только половина: </text:span><text:span text:style-name="T21">imm</text:span><text:span text:style-name="T19">8(в зависимости от инструкции)</text:span></text:p>
        </text:list-item>
      </text:list>
      <text:p text:style-name="P17"><text:span text:style-name="T19">Если </text:span><text:span text:style-name="T21">I</text:span><text:span text:style-name="T19"> = 1:</text:span></text:p>
      <text:list xml:id="list345442165" text:continue-numbering="true" text:style-name="WWNum29">
        <text:list-item>
          <text:p text:style-name="P74"><text:span text:style-name="T19">[31:6</text:span><text:span text:style-name="T19">2</text:span><text:span text:style-name="T19">] – </text:span><text:span text:style-name="T21">imm</text:span><text:span text:style-name="T19">32</text:span></text:p>
        </text:list-item>
        <text:list-item>
          <text:p text:style-name="P87">[63] - резерв</text:p>
        </text:list-item>
      </text:list>
      <text:h text:style-name="P56" text:outline-level="3">MUL</text:h>
      <text:list xml:id="list8553220234268620160" text:style-name="WWNum30">
        <text:list-item>
          <text:p text:style-name="P75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5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5"><text:span text:style-name="T19">[7:10]<text:tab/> – </text:span><text:span text:style-name="T21">opcode</text:span><text:span text:style-name="T19"> код операции.</text:span></text:p>
        </text:list-item>
        <text:list-item>
          <text:p text:style-name="P88">[11]<text:tab/>– тип операции (Умножение 0 / умножение с накоплением 1) A(accumulation)</text:p>
        </text:list-item>
        <text:list-item>
          <text:p text:style-name="P75"><text:span text:style-name="T19">[12] <text:tab/>– тип третьего операнда </text:span><text:span text:style-name="T19">(1 - imm)</text:span><text:span text:style-name="T19">(</text:span><text:span text:style-name="T21">opcode</text:span><text:span text:style-name="T19"> = </text:span><text:span text:style-name="T21">MUL</text:span><text:span text:style-name="T19">) или знак (</text:span><text:span text:style-name="T21">opcode</text:span><text:span text:style-name="T19"> = </text:span><text:span text:style-name="T21">wMUL</text:span><text:span text:style-name="T19">)</text:span><text:span text:style-name="T19">1 - „-“</text:span></text:p>
        </text:list-item>
        <text:list-item>
          <text:p text:style-name="P75"><text:span text:style-name="T19">[13:18] – </text:span><text:span text:style-name="T21">Ra</text:span></text:p>
        </text:list-item>
        <text:list-item>
          <text:p text:style-name="P75"><text:soft-page-break/><text:span text:style-name="T19">[19:24] – </text:span><text:span text:style-name="T21">Rn</text:span></text:p>
        </text:list-item>
        <text:list-item>
          <text:p text:style-name="P75"><text:span text:style-name="T19">[25:30] – </text:span><text:span text:style-name="T21">Rd</text:span></text:p>
        </text:list-item>
        <text:list-item>
          <text:p text:style-name="P75"><text:span text:style-name="T19">[31:36] –</text:span><text:span text:style-name="T21">Rm</text:span></text:p>
        </text:list-item>
      </text:list>
      <text:p text:style-name="P16">Если предполагается наличие непосредственного значения:</text:p>
      <text:list xml:id="list143809829" text:continue-numbering="true" text:style-name="WWNum30">
        <text:list-item>
          <text:p text:style-name="P75"><text:span text:style-name="T19">[31:62] – </text:span><text:span text:style-name="T21">imm</text:span><text:span text:style-name="T19">32.</text:span></text:p>
        </text:list-item>
        <text:list-item>
          <text:p text:style-name="P88">[63] – резерв</text:p>
        </text:list-item>
      </text:list>
      <text:p text:style-name="P21">Замечание.</text:p>
      <text:p text:style-name="P39"><text:span text:style-name="T19">Коды инструкции </text:span><text:span text:style-name="T21">MUL</text:span><text:span text:style-name="T19"> 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: Поле </text:span><text:span text:style-name="T21">opcode</text:span><text:span text:style-name="T19"> = </text:span><text:span text:style-name="T21">MUL</text:span><text:span text:style-name="T19">, [11] = 1, [12] = 0 [13] = 1.</text:span></text:p>
      <text:p text:style-name="P39"><text:span text:style-name="T19">Инструкции, </text:span><text:span text:style-name="T21">MUL</text:span><text:span text:style-name="T19"> </text:span><text:span text:style-name="T21">Rd</text:span><text:span text:style-name="T19">, </text:span><text:span text:style-name="T21">Rn</text:span><text:span text:style-name="T19">, </text:span><text:span text:style-name="T21">imm</text:span><text:span text:style-name="T19">32. Поле </text:span><text:span text:style-name="T21">opcode</text:span><text:span text:style-name="T19"> = </text:span><text:span text:style-name="T21">MUL</text:span><text:span text:style-name="T19">, [11] = 1, [12] = 1 <text:s text:c="4"/>[13] = 0. </text:span></text:p>
      <text:p text:style-name="P39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9">А, например инструкция </text:span><text:span text:style-name="T22">SMULL</text:span><text:span text:style-name="T20"> 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a</text:span><text:span text:style-name="T19"> Поле </text:span><text:span text:style-name="T21">opcode</text:span><text:span text:style-name="T19"> = </text:span><text:span text:style-name="T21">wMUL</text:span><text:span text:style-name="T19">, [11] = 1, [12] = 1, [13] = 0. Для </text:span><text:span text:style-name="T21">UMULL</text:span><text:span text:style-name="T19"> [12] = 0</text:span></text:p>
      <text:p text:style-name="P26">Умножение всегда влияет на регистр флагов.</text:p>
      <text:h text:style-name="P57" text:outline-level="3"><text:s/>Команды доступа в память</text:h>
      <text:list xml:id="list3973881714651306606" text:style-name="WWNum27">
        <text:list-item>
          <text:p text:style-name="P76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6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6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9">[7:10] – </text:span><text:span text:style-name="T21">opcode</text:span><text:span text:style-name="T19"> код операции.</text:span></text:p>
        </text:list-item>
        <text:list-item>
          <text:p text:style-name="P76"><text:span text:style-name="T19">[11] – тип операции (</text:span><text:span text:style-name="T19">0 — </text:span><text:span text:style-name="T21">store</text:span><text:span text:style-name="T19">/ </text:span><text:span text:style-name="T19">1 - </text:span><text:span text:style-name="T21">load</text:span><text:span text:style-name="T19">)</text:span></text:p>
        </text:list-item>
        <text:list-item>
          <text:p text:style-name="P89">[12:13] – размер операндов(64/32/16/8 бит)</text:p>
        </text:list-item>
        <text:list-item>
          <text:p text:style-name="P93">[14:18] - Scale</text:p>
        </text:list-item>
        <text:list-item>
          <text:p text:style-name="P76"><text:span text:style-name="T19">[19:24] – </text:span><text:span text:style-name="T21">Rn</text:span></text:p>
        </text:list-item>
        <text:list-item>
          <text:p text:style-name="P76"><text:span text:style-name="T19">[25:30] – </text:span><text:span text:style-name="T21">Rd</text:span></text:p>
        </text:list-item>
        <text:list-item>
          <text:p text:style-name="P76"><text:span text:style-name="T19">[3</text:span><text:span text:style-name="T21">1</text:span><text:span text:style-name="T19">:6</text:span><text:span text:style-name="T21">2</text:span><text:span text:style-name="T19">] –</text:span><text:span text:style-name="T21"> offset</text:span><text:span text:style-name="T19"> </text:span><text:span text:style-name="T21">(imm</text:span><text:span text:style-name="T19">32</text:span><text:span text:style-name="T21">) </text:span><text:span text:style-name="T19">.</text:span></text:p>
        </text:list-item>
      </text:list>
      <text:h text:style-name="P57" text:outline-level="3">Команды перехода.</text:h>
      <text:list xml:id="list1402931342780391548" text:style-name="WWNum28">
        <text:list-item>
          <text:p text:style-name="P77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7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7"><text:span text:style-name="T19">[7:10] – </text:span><text:span text:style-name="T21">opcode</text:span><text:span text:style-name="T19"> код операции.</text:span></text:p>
        </text:list-item>
        <text:list-item>
          <text:p text:style-name="P77"><text:span text:style-name="T19">[11:14] – тип операции (Таблица </text:span><text:span text:style-name="T21">4</text:span><text:span text:style-name="T19">)</text:span></text:p>
        </text:list-item>
        <text:list-item>
          <text:p text:style-name="P77"><text:span text:style-name="T19">[19:24] – </text:span><text:span text:style-name="T21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<text:soft-page-break/>Либо, в зависимости от типа операции:</text:p>
      <text:list xml:id="list38333643" text:continue-numbering="true" text:style-name="WWNum28">
        <text:list-item>
          <text:p text:style-name="P77"><text:span text:style-name="T19">[15:62] – </text:span><text:span text:style-name="T21">imm</text:span><text:span text:style-name="T19">48</text:span></text:p>
        </text:list-item>
      </text:list>
      <text:h text:style-name="P57" text:outline-level="3">Системные инструкции</text:h>
      <text:list xml:id="list1121567963" text:continue-numbering="true" text:style-name="WWNum28">
        <text:list-item>
          <text:p text:style-name="P77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7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7"><text:span text:style-name="T19">[7:10] – </text:span><text:span text:style-name="T21">opcode</text:span><text:span text:style-name="T19"> код операции.</text:span></text:p>
        </text:list-item>
        <text:list-item>
          <text:p text:style-name="P77"><text:span text:style-name="T19">[11:14] – тип операции (Таблица </text:span><text:span text:style-name="T21">5</text:span><text:span text:style-name="T19">)</text:span></text:p>
        </text:list-item>
        <text:list-item>
          <text:p text:style-name="P90">[15:18] – xxxxxxxx</text:p>
        </text:list-item>
        <text:list-item>
          <text:p text:style-name="P77"><text:span text:style-name="T19">[19:24] – </text:span><text:span text:style-name="T21">Rn</text:span></text:p>
        </text:list-item>
        <text:list-item>
          <text:p text:style-name="P77"><text:span text:style-name="T19">[25:30] – </text:span><text:span text:style-name="T21">Rd</text:span></text:p>
        </text:list-item>
        <text:list-item>
          <text:p text:style-name="P77"><text:span text:style-name="T19">[31] </text:span><text:span text:style-name="T21">I</text:span><text:span text:style-name="T19"> – <text:s/>тип операнда</text:span></text:p>
        </text:list-item>
        <text:list-item>
          <text:p text:style-name="P77"><text:span text:style-name="T21">[32:37] </text:span><text:span text:style-name="T19">–номер прерывания/номер порта</text:span></text:p>
        </text:list-item>
      </text:list>
      <text:p text:style-name="P22"><text:span text:style-name="T19">Архитектура набора команд базируется на </text:span><text:span text:style-name="T21">ARM</text:span><text:span text:style-name="T19">. Например формат поля </text:span><text:span text:style-name="T21">cond</text:span><text:span text:style-name="T19"> взят с </text:span><text:span text:style-name="T21">ARM</text:span><text:span text:style-name="T19">. </text:span></text:p>
      <text:p text:style-name="P21">На таблице 6, показан формат поля привилегий.</text:p>
      <text:p text:style-name="P20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/>
      <text:h text:style-name="P13" text:outline-level="2">Исключения.</text:h>
      <text:p text:style-name="P42"><text:span text:style-name="T20">Если команда вызвала исключение то устанавливается соответствующий этому исключению бит в регистре </text:span><text:span text:style-name="T22">INR</text:span><text:span text:style-name="T20">.</text:span></text:p>
      <text:p text:style-name="P17"><text:span text:style-name="T22">MEMEX</text:span><text:span text:style-name="T20"> – исключение защиты памяти. </text:span><text:span text:style-name="T22">N</text:span><text:span text:style-name="T20"> = 10(номер бита в регистре </text:span><text:span text:style-name="T22">INR</text:span><text:span text:style-name="T20">).</text:span></text:p>
      <text:p text:style-name="P17"><text:span text:style-name="T22">OPEX</text:span><text:span text:style-name="T20"> – исключение неверного опкода команды. </text:span><text:span text:style-name="T22">N</text:span><text:span text:style-name="T20"> = 11.</text:span></text:p>
      <text:p text:style-name="P15"/>
      <text:h text:style-name="P13" text:outline-level="2">Обработка исключительных ситуация и прерываний.</text:h>
      <text:p text:style-name="P11"><text:tab/></text:p>
      <text:p text:style-name="P43"><text:span text:style-name="T20">Адреса обработчиков прерываний выровнены на 8 байт, и их ненулевая часть хранится хранятся в регистрах </text:span><text:span text:style-name="T22">IAD</text:span><text:span text:style-name="T20">0 – </text:span><text:span text:style-name="T22">IAD</text:span><text:span text:style-name="T20">63.</text:span></text:p>
      <text:p text:style-name="P44"><text:soft-page-break/><text:span text:style-name="T20">Флаги в регистре </text:span><text:span text:style-name="T22">INR</text:span><text:span text:style-name="T20"> могут изменяться либо явно (</text:span><text:span text:style-name="T22">INT</text:span><text:span text:style-name="T20">), либо в результате исключений. После того как инструкция </text:span><text:span text:style-name="T22">INT</text:span><text:span text:style-name="T20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5">Каждое ядро имеет 4 порта ввода и 4 порта вывода, для взаимодействия с соседними ядрами.</text:p>
      <text:p text:style-name="P45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6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8">Разработка и верификация </text:span><text:span text:style-name="T6">Verilog</text:span><text:span text:style-name="T18">-модели</text:span></text:h>
      <text:p text:style-name="P20"/>
      <text:p text:style-name="P20"><text:tab/>Для верификации должна быть использована программная модель вычислительного ядра. Предполагается ее написание на ЯП С++.</text:p>
      <text:p text:style-name="P20"/>
      <text:p text:style-name="P58"><text:span text:style-name="T20">/*</text:span><text:span text:style-name="T25">Дневник разработки</text:span></text:p>
      <text:p text:style-name="P32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38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38"><text:span text:style-name="T10"><text:tab/>Текущие вопросы</text:span><text:span text:style-name="T12">: </text:span></text:p>
      <text:list xml:id="list5530942331224410935" text:style-name="WWNum20">
        <text:list-item>
          <text:p text:style-name="P78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5">Достаточно ли инструкций для межъядерного взаимодействия?(04.11.2020 Пока достаточно.)</text:p>
        </text:list-item>
      </text:list>
      <text:p text:style-name="P30"><text:tab/>Планы на 03.11.2020 – завершить разработку машинного языка.</text:p>
      <text:p text:style-name="P30"><text:tab/>03.11.2020 </text:p>
      <text:p text:style-name="P34">1) Машинный язык построен.</text:p>
      <text:p text:style-name="P34">2) Написан тестовый вариант умножителя (Алгоритм Бута).</text:p>
      <text:p text:style-name="P34">3) Начало проектирования однотактного варианта микроархитектуры.</text:p>
      <text:p text:style-name="P34">Вопрос межъядерного взаимодействия не обдумывался.</text:p>
      <text:p text:style-name="P37">Планы на 04.11.2020 </text:p>
      <text:list xml:id="list6452720323356875373" text:style-name="WWNum21">
        <text:list-item>
          <text:p text:style-name="P79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9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9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37">04.11.2020</text:p>
      <text:p text:style-name="P48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47">Умножение, скорее всего, сделаю за один такт, либо вообще, в первых версиях его не будет.</text:p>
      <text:p text:style-name="P49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38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49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49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7">Планы на 05.11.2020 </text:p>
      <text:p text:style-name="P50">То, что не сделано 04.11.2020.</text:p>
      <text:p text:style-name="P37">05.11.2020</text:p>
      <text:p text:style-name="P50">Продолжена разработка эмулятора. Все пояснения, написаны в коде.</text:p>
      <text:p text:style-name="P37">Планы на 06.11.2020:</text:p>
      <text:p text:style-name="P48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37">06.11.2020</text:p>
      <text:p text:style-name="P52">Сегодня проектировал эмулятор, его архитектура, в принципе готова.</text:p>
      <text:p text:style-name="P38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1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1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0">Решение. Необходимо маскировать прерывания, когда происходит обработка исключения. </text:p>
      <text:p text:style-name="P37">Планы на 07.11.2020</text:p>
      <text:p text:style-name="P59"><text:soft-page-break/><text:span text:style-name="T10">Поосваивать что-нибудь по С++. </text:span><text:span text:style-name="T4">Важно не потратить весь день на это. </text:span></text:p>
      <text:p text:style-name="P25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5"><text:span text:style-name="T10"><text:tab/>Вторая задача в приоретете, но и о </text:span><text:span text:style-name="T12">C</text:span><text:span text:style-name="T10">++ не забывать.</text:span></text:p>
      <text:p text:style-name="P25"><text:span text:style-name="T10"><text:tab/>Весь день на проект </text:span><text:span text:style-name="T12">SMP</text:span><text:span text:style-name="T10">, тратить не сильно хочу</text:span></text:p>
      <text:p text:style-name="P25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3">Теперь по поводу Конвеерезации умножения.</text:p>
      <text:p text:style-name="P54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4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37">07.11.2020</text:p>
      <text:p text:style-name="P38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38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0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5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4"/>
      <text:p text:style-name="P22"><text:span text:style-name="T10">Планы на 0</text:span><text:span text:style-name="T12">8</text:span><text:span text:style-name="T10">.11.2020</text:span></text:p>
      <text:list xml:id="list7598274455585320284" text:style-name="WWNum26">
        <text:list-item>
          <text:p text:style-name="P96">Потрать не сильно много времени на Проект.</text:p>
        </text:list-item>
        <text:list-item>
          <text:p text:style-name="P80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674424937" text:continue-list="list661592153" text:style-name="WWNum19">
        <text:list-item>
          <text:p text:style-name="P102"><text:span text:style-name="T10">Предварительное решение</text:span><text:span text:style-name="T12">:</text:span></text:p>
        </text:list-item>
        <text:list-item>
          <text:p text:style-name="P103"><text:tab/>Записывать в код условия номер соответствующего флага в регистре флагов.</text:p>
        </text:list-item>
      </text:list>
      <text:p text:style-name="P22"><text:span text:style-name="T10"><text:tab/></text:span><text:span text:style-name="T11">Первый пункт в приоретете.</text:span></text:p>
      <text:p text:style-name="P19">08.11.2020</text:p>
      <text:p text:style-name="P38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37">2) Доработана документация.</text:p>
      <text:p text:style-name="P22"><text:span text:style-name="T10">Планы на </text:span><text:span text:style-name="T12">09.11.2020</text:span></text:p>
      <text:list xml:id="list2808493794524214866" text:style-name="WWNum31">
        <text:list-item>
          <text:p text:style-name="P97">Уделить время эмулятору.</text:p>
        </text:list-item>
        <text:list-item>
          <text:p text:style-name="P81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81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9">09.11.2020</text:p>
      <text:list xml:id="list7688766835754992482" text:style-name="WWNum32">
        <text:list-item>
          <text:p text:style-name="P98">Немного доделывал Эмулятор.</text:p>
        </text:list-item>
      </text:list>
      <text:p text:style-name="P55">К концу недели, скорее всего закончу (работы осталось на пару вечеров + отладка).</text:p>
      <text:list xml:id="list1734351455" text:continue-numbering="true" text:style-name="WWNum32">
        <text:list-item>
          <text:p text:style-name="P82"><text:span text:style-name="T10">В </text:span><text:span text:style-name="T12">ISA</text:span><text:span text:style-name="T10">, ошибок, пока не обнаружил.</text:span></text:p>
        </text:list-item>
      </text:list>
      <text:p text:style-name="P38"><text:span text:style-name="T26">Скорее всего, перейду к реализации </text:span><text:span text:style-name="T23">Verilog</text:span><text:span text:style-name="T26"> модели, когда закончу эмулятор.</text:span></text:p>
      <text:p text:style-name="P40"/>
      <text:p text:style-name="P23">11.11.2020</text:p>
      <text:p text:style-name="P25"><text:span text:style-name="T10"><text:tab/></text:span><text:span text:style-name="T10">1) </text:span><text:span text:style-name="T10">Осваивал теорию.(Архитектура, С++)</text:span></text:p>
      <text:p text:style-name="P25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5"><text:span text:style-name="T10"><text:tab/>3</text:span><text:span text:style-name="T10">) <text:s/>Исправлена пара ошибок в C++ коде.</text:span></text:p>
      <text:p text:style-name="P25"><text:span text:style-name="T10"><text:tab/>4</text:span><text:span text:style-name="T10">) Думаю про Суперскалярность.</text:span></text:p>
      <text:p text:style-name="P23">12.11.2020</text:p>
      <text:p text:style-name="P23"><text:soft-page-break/><text:tab/>Немного доделывал Эмулятор.</text:p>
      <text:p text:style-name="P23">13.11.2020</text:p>
      <text:p text:style-name="P23"><text:tab/>Писал Эмулятор.</text:p>
      <text:p text:style-name="P23"><text:tab/>Завтра, надеюсь сделаю что-то содержательное.</text:p>
      <text:p text:style-name="P23">14.11.2020 — 16.11.2020</text:p>
      <text:p text:style-name="P23"><text:tab/>Ничего содержательного не делал.</text:p>
      <text:p text:style-name="P23"><text:tab/>По Эмулятору, осталось много нудной работы. Нужно написать все ~50 <text:tab/><text:tab/>инструкций.</text:p>
      <text:p text:style-name="P23"><text:tab/>Осваивал теорию по Архитектуре.</text:p>
      <text:p text:style-name="P23">17.11.2020</text:p>
      <text:p text:style-name="P23"><text:tab/>Писал Эмулятор.</text:p>
      <text:p text:style-name="P23"><text:tab/>Надо освоить предачу оператора в функцию.(<text:span text:style-name="T15">Не понадобилось</text:span>)</text:p>
      <text:p text:style-name="P23"><text:tab/>Также осваивал теорию по Архитектуре.</text:p>
      <text:p text:style-name="P23">18.11.2020</text:p>
      <text:p text:style-name="P23"><text:tab/>Зодумался на счет Алгоритма Томасуло.</text:p>
      <text:p text:style-name="P23"><text:tab/>Эмулятор. Реалезованны команды ALU, кроме SIMD.</text:p>
      <text:p text:style-name="P23"><text:tab/>Завтра нужно отлаживать.</text:p>
      <text:p text:style-name="P23"><text:tab/>До того пока не будет отлажено текущее состояние Эмулятора, <text:tab/>прекратить расширение кода.</text:p>
      <text:p text:style-name="P23">25.11.2020</text:p>
      <text:p text:style-name="P23"><text:tab/>Начал осваивать Verilog PLI. (VPI)</text:p>
      <text:p text:style-name="P23"><text:tab/>Добавил все инструкции ALU включая SIMD, и MUL.</text:p>
      <text:p text:style-name="P23"><text:tab/>Отлаживал Эмулятор. Проблемы с Ассемблерными вставками.</text:p>
      <text:p text:style-name="P23"><text:tab/>Использовал AVX-512 инструкции.(В дальнейшем, надо-бы от них <text:tab/>отказаться, для переносимости.)</text:p>
      <text:p text:style-name="P23"><text:tab/>Попробовал компилятор g++, т.к c++ имеет проблемы с AVX <text:tab/>инструкциями, но g++, тоже, какую-то хрень пишет.</text:p>
      <text:p text:style-name="P23"><text:soft-page-break/>26.11.2020</text:p>
      <text:p text:style-name="P23"><text:tab/>Перешёл не Intel-синтаксис в ассемблерных вставках.</text:p>
      <text:p text:style-name="P23"><text:tab/>Исправил ассемблерные инструкции.</text:p>
      <text:p text:style-name="P23"><text:tab/>Также исправлены ошибки в инструкциях AND и ORR.</text:p>
      <text:p text:style-name="P23"><text:tab/>Пока не отлажу текущий код, следующие инструкции реализовывать не <text:tab/>буду.</text:p>
      <text:p text:style-name="P23">28.11.2020</text:p>
      <text:p text:style-name="P23"><text:tab/>Почти написал прообраз ассемблера на Python.</text:p>
      <text:p text:style-name="P23"><text:tab/>Реализованны команды ALU, MUL, MEM. Остальные сделаю <text:tab/>завтра(надеюсь).</text:p>
      <text:p text:style-name="P23"><text:tab/>Это позволит ускорить отладку эмулятора.</text:p>
      <text:p text:style-name="P23"><text:tab/>В дальнейшем, все равно надо будет написать ассемблер на С++. <text:s/>Python <text:tab/>нужен для портотипирования.</text:p>
      <text:p text:style-name="P23">29.11.2020</text:p>
      <text:p text:style-name="P23"><text:tab/>Закончил простой ассемблер, но он требует более детальной проверки.</text:p>
      <text:p text:style-name="P23"><text:tab/>Также уточнены форматы записа некоторых систеимных инструкций.</text:p>
      <text:p text:style-name="P23"><text:tab/>В эмуляторе исправлено определение условия выполнения инструкций.(Но <text:tab/><text:tab/>пока не оттестировонн Эмулятор.)</text:p>
      <text:p text:style-name="P23">02.12.2020</text:p>
      <text:p text:style-name="P23"><text:tab/>Начал писать тесты Эмулятора.</text:p>
      <text:p text:style-name="P23"><text:tab/>Нужно покрыть тестами все инструкции.</text:p>
      <text:p text:style-name="P23">04.12.2020</text:p>
      <text:p text:style-name="P23"><text:tab/>Исправил скрипт кодогенератора.</text:p>
      <text:p text:style-name="P23"><text:tab/>Исправил несколько комманд в Эмуляторе.</text:p>
      <text:p text:style-name="P23"><text:tab/>Начал осваивать vim.</text:p>
      <text:p text:style-name="P23">07.12.2020:</text:p>
      <text:p text:style-name="P23"><text:tab/> Добавил отладочный режим в Эмулятор.</text:p>
      <text:p text:style-name="P29"><text:tab/>Нужно уточнить порядок бит в регистрах, а также флаги уловий</text:p>
      <text:p text:style-name="P23">08.12.2020:</text:p>
      <text:p text:style-name="P23"><text:soft-page-break/><text:tab/> Исправил установку флагов в Эмуляторе.</text:p>
      <text:p text:style-name="P23"><text:tab/>В принципе, можно переходить к реализации команд доступа к памяти, <text:tab/><text:tab/><text:tab/>каманд перехода и системных команд.</text:p>
      <text:p text:style-name="P23">16.12.2020</text:p>
      <text:p text:style-name="P23"><text:tab/>Добавил команды работы с памятью.</text:p>
      <text:p text:style-name="P23"><text:tab/>Надо убедится в корректной работе „подсистемы памяти“.</text:p>
      <text:p text:style-name="P23"><text:tab/>Немного изменена ISA, теперь регист R0, имеет срого нулевое значение.</text:p>
      <text:p text:style-name="P23">25.01.2021</text:p>
      <text:p text:style-name="P23"><text:tab/>1)пред-Ассемблер на Python готов.</text:p>
      <text:p text:style-name="P23"><text:tab/>2)Исправленна проблема с проверкой системы.(Т.к при написании эмулятора <text:tab/>применялись <text:span text:style-name="T28">asm</text:span>-вставки AVX-512 интрукций, не все процессоры из семейства <text:tab/>x86-64, пригодны для запуска эмулятора)</text:p>
      <text:p text:style-name="P23"><text:tab/>Скорее всего машинно-зависимый код будет переписан. </text:p>
      <text:p text:style-name="P23"><text:tab/>В дальнейшем <text:tab/>планируется подготовка кода для запуска на ARM64 машинах <text:tab/>таких как Rasberi Pi4.</text:p>
      <text:p text:style-name="P23"><text:tab/>3)Утеряна версия документации на 31.12.2020</text:p>
      <text:p text:style-name="P23"><text:tab/><text:span text:style-name="T27">Нужно востановить.</text:span></text:p>
      <text:p text:style-name="P24"><text:tab/>Чтобы в дальнейшем такого не было, положу этот файл в репозиторий.</text:p>
      <text:p text:style-name="P24"><text:tab/>Кажется это связанно с блокирующими командами типа SYS.</text:p>
      <text:p text:style-name="P65"><text:span text:style-name="T14">26.01.2021</text:span></text:p>
      <text:p text:style-name="P65"><text:span text:style-name="T14"><text:tab/>Исправлена документация(7-й бит регитсра флагов используется для <text:tab/>маскирования прерываний.)</text:span></text:p>
      <text:p text:style-name="P65"><text:span text:style-name="T14"><text:tab/>В эмулятор добавлена поддержка прерываний.</text:span></text:p>
      <text:p text:style-name="P65"><text:span text:style-name="T14"><text:tab/>Исправлены ошибка счетчика команд.</text:span></text:p>
      <text:p text:style-name="P66"><text:span text:style-name="T13"><text:tab/>Нужно иметь ввиду что адресация по 64 бита, т.е по 8 байт.</text:span></text:p>
      <text:p text:style-name="P67"><text:span text:style-name="T13"><text:tab/>Исправлена ошибка с неправильным порядком байт в ассемблере.</text:span></text:p>
      <text:p text:style-name="P67"><text:span text:style-name="T13"><text:tab/>Вроде все, осталась отладка эмулятора(нужно проверить команды записи в <text:tab/>память данных), и можно переходить к Verilog -у.</text:span></text:p>
      <text:p text:style-name="P27"><text:soft-page-break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1-27T04:51:43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8" meta:paragraph-count="526" meta:word-count="3052" meta:character-count="200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